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6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6.255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363cm"/>
    </style:style>
    <style:style style:name="pr6" style:family="presentation" style:parent-style-name="Padrão-subtitle">
      <style:graphic-properties draw:fill-color="#ffffff" fo:min-height="19.455cm"/>
    </style:style>
    <style:style style:name="pr7" style:family="presentation" style:parent-style-name="Padrão-subtitle">
      <style:graphic-properties draw:fill-color="#ffffff" fo:min-height="19.563cm"/>
    </style:style>
    <style:style style:name="pr8" style:family="presentation" style:parent-style-name="Padrão-subtitle">
      <style:graphic-properties draw:fill-color="#ffffff" fo:min-height="19.163cm"/>
    </style:style>
    <style:style style:name="pr9" style:family="presentation" style:parent-style-name="Padrão-subtitle">
      <style:graphic-properties draw:fill-color="#ffffff" fo:min-height="18.963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9.6cm" svg:x="1.4cm" svg:y="0.8cm" presentation:class="subtitle" presentation:user-transformed="true">
          <draw:text-box>
            <text:p text:style-name="P1"><text:span text:style-name="T1">Dependemos de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>Se você quer ver acontecer o milagre aqui neste lugar, o segredo pra Deus responder, juntos nós devemos adorar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3" draw:layer="layout" svg:width="25.199cm" svg:height="19.363cm" svg:x="1.4cm" svg:y="0.837cm" presentation:class="subtitle" presentation:user-transformed="true">
          <draw:text-box>
            <text:p>O segredo pra descer unção é Deus ver em nós a união, em uma só voz glorificar, com você eu quero concordar. Eu dependo de você, irmão! Juntos nós dependemos de Deus. 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5" draw:text-style-name="P3" draw:layer="layout" svg:width="25.199cm" svg:height="19.363cm" svg:x="1.4cm" svg:y="0.837cm" presentation:class="subtitle" presentation:user-transformed="true">
          <draw:text-box>
            <text:p>Vamos levantar as nossas mãos que do alto vai descer unção, dependemos de Deus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6" draw:text-style-name="P3" draw:layer="layout" svg:width="26cm" svg:height="19.455cm" svg:x="1cm" svg:y="0.745cm" presentation:class="subtitle" presentation:user-transformed="true">
          <draw:text-box>
            <text:p>Eu dependo dele,você depende dele, a unção é dele, é só glorificar. </text:p>
            <text:p>O louvor é dele,a honra é para ele, a glória é só dele,ninguém pode roubar.</text:p>
            <text:p>Deus é poderoso, ele é Deus forte, é Deus milagroso,já venceu a morte,quando ordena a benção,quando determina milagre acontece, ninguém passa por cima.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7" draw:text-style-name="P3" draw:layer="layout" svg:width="25.199cm" svg:height="19.563cm" svg:x="1.4cm" svg:y="0.837cm" presentation:class="subtitle" presentation:user-transformed="true">
          <draw:text-box>
            <text:p>Deus ordena a cura e derrama unção, e a sua vitória põe em suas mãos. Vamos adorar, vamos glorificar, exalte ao Senhor, Deus está neste lugar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6" draw:text-style-name="P5" draw:layer="layout" svg:width="26cm" svg:height="19.455cm" svg:x="1cm" svg:y="0.745cm" presentation:class="subtitle" presentation:user-transformed="true">
          <draw:text-box>
            <text:p text:style-name="P4">Eu dependo dele,você depende dele, a unção é dele, é só glorificar. </text:p>
            <text:p text:style-name="P4">O louvor é dele,a honra é para ele, a glória é só dele,ninguém pode roubar.</text:p>
            <text:p text:style-name="P4">Deus é poderoso, ele é Deus forte, é Deus milagroso,já venceu a morte,quando ordena a benção,quando determina milagre acontece, ninguém passa por cima. 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7" draw:text-style-name="P5" draw:layer="layout" svg:width="25.199cm" svg:height="19.563cm" svg:x="1.4cm" svg:y="0.837cm" presentation:class="subtitle" presentation:user-transformed="true">
          <draw:text-box>
            <text:p text:style-name="P4">Deus ordena a cura e derrama unção, e a sua vitória põe em suas mãos. Vamos adorar, vamos glorificar, exalte ao Senhor, Deus está neste lugar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8" draw:text-style-name="P3" draw:layer="layout" svg:width="25.199cm" svg:height="19.163cm" svg:x="1.4cm" svg:y="0.837cm" presentation:class="subtitle" presentation:user-transformed="true">
          <draw:text-box>
            <text:p>Se ele te tocar, a unção vem sobre ti.</text:p>
            <text:p>Se ele te tocar, o mal tem que sair.</text:p>
            <text:p>Segura em minhas mãos, e vamos adorar, exalte ao Senhor, Deus está neste lugar. 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6" draw:text-style-name="P5" draw:layer="layout" svg:width="26cm" svg:height="19.455cm" svg:x="1cm" svg:y="0.745cm" presentation:class="subtitle" presentation:user-transformed="true">
          <draw:text-box>
            <text:p text:style-name="P4">Eu dependo dele,você depende dele, a unção é dele, é só glorificar. </text:p>
            <text:p text:style-name="P4">O louvor é dele,a honra é para ele, a glória é só dele,ninguém pode roubar.</text:p>
            <text:p text:style-name="P4">Deus é poderoso, ele é Deus forte, é Deus milagroso,já venceu a morte,quando ordena a benção,quando determina milagre acontece, ninguém passa por cima. 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7" draw:text-style-name="P5" draw:layer="layout" svg:width="25.199cm" svg:height="19.563cm" svg:x="1.4cm" svg:y="0.837cm" presentation:class="subtitle" presentation:user-transformed="true">
          <draw:text-box>
            <text:p text:style-name="P4">Deus ordena a cura e derrama unção, e a sua vitória põe em suas mãos. Vamos adorar, vamos glorificar, exalte ao Senhor, Deus está neste lugar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7" draw:text-style-name="P3" draw:layer="layout" svg:width="25.199cm" svg:height="19.563cm" svg:x="1.4cm" svg:y="0.837cm" presentation:class="subtitle" presentation:user-transformed="true">
          <draw:text-box>
            <text:p>É para ele o louvor, vamos adorar.</text:p>
            <text:p>É só dele o louvor, vamos glorificar.</text:p>
            <text:p>É só dele o louvor, vamos adorar.</text:p>
            <text:p>Dependemos de Deus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3" draw:text-style-name="P3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draw:frame presentation:style-name="pr3" draw:text-style-name="P3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32">
        <draw:frame presentation:style-name="pr9" draw:text-style-name="P3" draw:layer="layout" svg:width="25.199cm" svg:height="18.963cm" svg:x="1.4cm" svg:y="0.83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15:11:10.285677004</meta:creation-date>
    <dc:date>2016-04-03T16:13:53.424492358</dc:date>
    <meta:editing-duration>PT29M50S</meta:editing-duration>
    <meta:editing-cycles>2</meta:editing-cycles>
    <meta:generator>LibreOffice/4.4.6.3$Linux_X86_64 LibreOffice_project/40m0$Build-3</meta:generator>
    <meta:document-statistic meta:object-count="66"/>
  </office:meta>
</office:document-meta>
</file>